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942cm" fo:margin-left="1.058cm" table:align="left"/>
    </style:style>
    <style:style style:name="Table1.A" style:family="table-column">
      <style:table-column-properties style:column-width="7.306cm"/>
    </style:style>
    <style:style style:name="Table1.B" style:family="table-column">
      <style:table-column-properties style:column-width="8.636cm"/>
    </style:style>
    <style:style style:name="Table1.A1" style:family="table-cell">
      <style:table-cell-properties style:vertical-align="middle" fo:padding="0.049cm" fo:border="none"/>
    </style:style>
    <style:style style:name="Table2" style:family="table">
      <style:table-properties style:width="15.942cm" fo:margin-left="1.058cm" table:align="left"/>
    </style:style>
    <style:style style:name="Table2.A" style:family="table-column">
      <style:table-column-properties style:column-width="5.592cm"/>
    </style:style>
    <style:style style:name="Table2.B" style:family="table-column">
      <style:table-column-properties style:column-width="10.183cm"/>
    </style:style>
    <style:style style:name="Table2.C" style:family="table-column">
      <style:table-column-properties style:column-width="0.168cm"/>
    </style:style>
    <style:style style:name="Table2.A1" style:family="table-cell">
      <style:table-cell-properties style:vertical-align="middle" fo:padding="0.049cm" fo:border="none"/>
    </style:style>
    <style:style style:name="Table2.C1" style:family="table-cell">
      <style:table-cell-properties fo:padding="0.049cm" fo:border="none"/>
    </style:style>
    <style:style style:name="P1" style:family="paragraph" style:parent-style-name="Standard">
      <style:paragraph-properties fo:margin-top="0cm" fo:margin-bottom="0cm" fo:padding="0cm" fo:border="none"/>
      <style:text-properties fo:font-size="2pt" style:font-size-asian="2pt" style:font-size-complex="2pt"/>
    </style:style>
    <style:style style:name="P2" style:family="paragraph" style:parent-style-name="Standard">
      <style:paragraph-properties fo:break-before="pag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fo:padding="0cm" fo:border="none"/>
    </style:style>
    <style:style style:name="P5" style:family="paragraph" style:parent-style-name="Text_20_body">
      <style:paragraph-properties fo:margin-left="1.058cm" fo:margin-right="0cm" fo:margin-top="0cm" fo:margin-bottom="0cm" fo:text-indent="0cm" style:auto-text-indent="false"/>
    </style:style>
    <style:style style:name="P6" style:family="paragraph" style:parent-style-name="Text_20_body" style:list-style-name="">
      <style:paragraph-properties fo:margin-left="1.058cm" fo:margin-right="0cm" fo:margin-top="0cm" fo:margin-bottom="0cm" fo:text-indent="0cm" style:auto-text-indent="false"/>
    </style:style>
    <style:style style:name="P7" style:family="paragraph" style:parent-style-name="Text_20_body" style:list-style-name="L16">
      <style:paragraph-properties fo:margin-left="1.058cm" fo:margin-right="0cm" fo:margin-top="0cm" fo:margin-bottom="0cm" fo:text-indent="0cm" style:auto-text-indent="false"/>
    </style:style>
    <style:style style:name="P8" style:family="paragraph" style:parent-style-name="Text_20_body" style:list-style-name="L17">
      <style:paragraph-properties fo:margin-left="1.058cm" fo:margin-right="0cm" fo:margin-top="0cm" fo:margin-bottom="0cm" fo:text-indent="0cm" style:auto-text-indent="false"/>
    </style:style>
    <style:style style:name="P9" style:family="paragraph" style:parent-style-name="Text_20_body" style:list-style-name="">
      <style:paragraph-properties fo:margin-left="1.058cm" fo:margin-right="0cm" fo:margin-top="0cm" fo:margin-bottom="0cm" fo:text-indent="0cm" style:auto-text-indent="false" fo:padding="0cm" fo:border="none"/>
    </style:style>
    <style:style style:name="P10" style:family="paragraph" style:parent-style-name="Text_20_body" style:list-style-name="">
      <style:paragraph-properties fo:margin-left="1.058cm" fo:margin-right="0cm" fo:text-indent="0cm" style:auto-text-indent="false"/>
    </style:style>
    <style:style style:name="P11" style:family="paragraph" style:parent-style-name="Text_20_body" style:list-style-name="L16">
      <style:paragraph-properties fo:margin-left="1.058cm" fo:margin-right="0cm" fo:text-indent="0cm" style:auto-text-indent="false"/>
    </style:style>
    <style:style style:name="P12" style:family="paragraph" style:parent-style-name="Text_20_body" style:list-style-name="L17">
      <style:paragraph-properties fo:margin-left="1.058cm" fo:margin-right="0cm" fo:text-indent="0cm" style:auto-text-indent="false"/>
    </style:style>
    <style:style style:name="P13" style:family="paragraph" style:parent-style-name="Table_20_Contents">
      <style:text-properties fo:font-size="2pt" style:font-size-asian="2pt" style:font-size-complex="2pt"/>
    </style:style>
    <style:style style:name="P14" style:family="paragraph" style:parent-style-name="Heading_20_4">
      <style:paragraph-properties fo:margin-left="1.058cm" fo:margin-right="0cm" fo:text-indent="0cm" style:auto-text-indent="false"/>
    </style:style>
    <style:style style:name="P15" style:family="paragraph" style:parent-style-name="Heading_20_4" style:list-style-name="L17">
      <style:paragraph-properties fo:margin-left="1.058cm" fo:margin-right="0cm" fo:text-indent="0cm" style:auto-text-indent="false"/>
    </style:style>
    <style:style style:name="P16" style:family="paragraph" style:parent-style-name="Preformatted_20_Text" style:list-style-name="L17">
      <style:paragraph-properties fo:margin-left="1.058cm" fo:margin-right="0cm" fo:margin-top="0cm" fo:margin-bottom="0.499cm" fo:text-indent="0cm" style:auto-text-indent="false"/>
    </style:style>
    <style:style style:name="P17" style:family="paragraph" style:parent-style-name="Heading_20_5" style:list-style-name="L17">
      <style:paragraph-properties fo:margin-left="1.058cm" fo:margin-right="0cm" fo:text-indent="0cm" style:auto-text-indent="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support.microsoft.com/en-us/kb/282747</text:p>
      <text:h text:style-name="Heading_20_2" text:outline-level="2"><text:bookmark text:name="tocHeadRef"/><text:a xlink:type="simple" xlink:href="javascript:void(0);">SYMPTOMS</text:a></text:h>
      <text:section text:style-name="Sect1" text:name="MT0">
        <text:p text:style-name="P6">When you attempt to run Regsvr32.exe to register a 32-bit dynamic-link library (DLL) on a 64-bit version of Windows, you receive the following error message: </text:p>
        <text:p text:style-name="P3"><text:span text:style-name="Variable">Filename</text:span>.dll is not an executable file and no registration helper is registered for this file type. </text:p>
        <text:p text:style-name="P3"><draw:a xlink:type="simple" xlink:href="https://support.microsoft.com/en-us/kb/282747#top"><draw:frame draw:style-name="fr1" draw:name="graphics1" text:anchor-type="as-char" svg:width="2.067cm" svg:height="1.069cm" draw:z-index="0"><draw:image xlink:href="https://az623152.vo.msecnd.net/library/images/support/en-us/uparrow.gif" xlink:type="simple" xlink:show="embed" xlink:actuate="onLoad"/><svg:title>Back to the top</svg:title></draw:frame></draw:a><text:a xlink:type="simple" xlink:href="https://support.microsoft.com/en-us/kb/282747#top">Back to the top</text:a> | <text:a xlink:type="simple" xlink:href="https://support.microsoft.com/en-us/kb/282747#survey">Give Feedback</text:a></text:p>
      </text:section>
      <text:h text:style-name="Heading_20_2" text:outline-level="2"><text:bookmark text:name="tocHeadRef1"/><draw:frame draw:style-name="fr2" draw:name="graphics2" text:anchor-type="as-char" svg:width="1.997cm" svg:height="0.998cm" draw:z-index="1"><draw:image xlink:href="https://support.microsoft.com/library/images/support/en-us/20x20_grey_minus.png" xlink:type="simple" xlink:show="embed" xlink:actuate="onLoad"/><svg:title>Collapse image</svg:title></draw:frame><text:a xlink:type="simple" xlink:href="javascript:void(0);">CAUSE</text:a></text:h>
      <text:section text:style-name="Sect1" text:name="MT1">
        <text:p text:style-name="P6">This behavior occurs because the Regsvr32.exe file in the System32 folder is a 64-bit version. When you run Regsvr32 to register a DLL, you are using the 64-bit version by default. </text:p>
        <text:p text:style-name="P3"><draw:a xlink:type="simple" xlink:href="https://support.microsoft.com/en-us/kb/282747#top"><draw:frame draw:style-name="fr1" draw:name="graphics3" text:anchor-type="as-char" svg:width="2.067cm" svg:height="1.069cm" draw:z-index="2"><draw:image xlink:href="https://az623152.vo.msecnd.net/library/images/support/en-us/uparrow.gif" xlink:type="simple" xlink:show="embed" xlink:actuate="onLoad"/><svg:title>Back to the top</svg:title></draw:frame></draw:a><text:a xlink:type="simple" xlink:href="https://support.microsoft.com/en-us/kb/282747#top">Back to the top</text:a> | <text:a xlink:type="simple" xlink:href="https://support.microsoft.com/en-us/kb/282747#survey">Give Feedback</text:a></text:p>
      </text:section>
      <text:h text:style-name="Heading_20_2" text:outline-level="2"><text:bookmark text:name="tocHeadRef2"/><draw:frame draw:style-name="fr2" draw:name="graphics4" text:anchor-type="as-char" svg:width="1.997cm" svg:height="0.998cm" draw:z-index="3"><draw:image xlink:href="https://support.microsoft.com/library/images/support/en-us/20x20_grey_minus.png" xlink:type="simple" xlink:show="embed" xlink:actuate="onLoad"/><svg:title>Collapse image</svg:title></draw:frame><text:a xlink:type="simple" xlink:href="javascript:void(0);">RESOLUTION</text:a></text:h>
      <text:section text:style-name="Sect1" text:name="MT2">
        <text:p text:style-name="P10"/>
      </text:section>
      <text:p text:style-name="Standard"/>
      <text:p text:style-name="Standard">To resolve this issue, run Regsvr32.exe from the %SystemRoot%\Syswow64 folder. For example, type the following commands to register the DLL:</text:p>
      <text:p text:style-name="Standard">cd \windows\syswow64</text:p>
      <text:p text:style-name="Standard">regsvr32 c:\filename.dll</text:p>
      <text:p text:style-name="Standard"/>
      <text:p text:style-name="Standard"/>
      <text:p text:style-name="P2"/>
      <text:p text:style-name="Standard">https://support.microsoft.com/en-us/kb/249873</text:p>
      <text:p text:style-name="Standard"/>
      <text:h text:style-name="Heading_20_2" text:outline-level="2"><text:bookmark text:name="tocHeadRef3"/><draw:frame draw:style-name="fr2" draw:name="graphics5" text:anchor-type="as-char" svg:width="1.997cm" svg:height="0.998cm" draw:z-index="13"><draw:image xlink:href="https://support.microsoft.com/library/images/support/en-us/20x20_grey_minus.png" xlink:type="simple" xlink:show="embed" xlink:actuate="onLoad"/></draw:frame><text:a xlink:type="simple" xlink:href="javascript:void(0);">Summary</text:a></text:h>
      <text:section text:style-name="Sect1" text:name="Section1">
        <text:p text:style-name="P10"><text:bookmark text:name="MT0"/></text:p>
        <text:section text:style-name="Sect1" text:name="Section2">
          <text:p text:style-name="Text_20_body"><text:bookmark text:name="MT1"/></text:p>
        </text:section>
        <text:p text:style-name="Text_20_body">Regsvr32 is a command-line utility to register and unregister OLE controls, such as DLLs and ActiveX controls in the Windows Registry. Regsvr32.exe is installed in the %systemroot%\System32 folder in Windows XP and later versions of Windows. <text:line-break/><text:line-break/><text:span text:style-name="T1">Note</text:span> On a 64-bit version of Windows operating system, there are two versions of the Regsv32.exe file: </text:p>
        <text:list xml:id="list28584573" text:style-name="L16">
          <text:list-item>
            <text:p text:style-name="P7">The 64-bit version is %systemroot%\System32\regsvr32.exe.</text:p>
          </text:list-item>
          <text:list-item>
            <text:p text:style-name="P11">The 32-bit version is %systemroot%\SysWoW64\regsvr32.exe. </text:p>
          </text:list-item>
        </text:list>
        <text:p text:style-name="P5"><draw:a xlink:type="simple" xlink:href="https://support.microsoft.com/en-us/kb/249873#top"><draw:frame draw:style-name="fr1" draw:name="graphics6" text:anchor-type="as-char" svg:width="2.067cm" svg:height="1.069cm" draw:z-index="4"><draw:image xlink:href="https://az623152.vo.msecnd.net/library/images/support/en-us/uparrow.gif" xlink:type="simple" xlink:show="embed" xlink:actuate="onLoad"/><svg:title>Back to the top</svg:title></draw:frame></draw:a><text:a xlink:type="simple" xlink:href="https://support.microsoft.com/en-us/kb/249873#top">Back to the top</text:a> | <text:a xlink:type="simple" xlink:href="https://support.microsoft.com/en-us/kb/249873#survey">Give Feedback</text:a></text:p>
      </text:section>
      <text:h text:style-name="Heading_20_2" text:outline-level="2"><text:bookmark text:name="tocHeadRef4"/><draw:frame draw:style-name="fr2" draw:name="graphics7" text:anchor-type="as-char" svg:width="1.997cm" svg:height="0.998cm" draw:z-index="5"><draw:image xlink:href="https://support.microsoft.com/library/images/support/en-us/20x20_grey_minus.png" xlink:type="simple" xlink:show="embed" xlink:actuate="onLoad"/><svg:title>Collapse image</svg:title></draw:frame><text:a xlink:type="simple" xlink:href="javascript:void(0);">The syntax of the Regsvr32 command</text:a></text:h>
      <text:section text:style-name="Sect1" text:name="Section3">
        <text:p text:style-name="P6"><text:bookmark text:name="MT2"/>RegSvr32.exe has the following command-line options:</text:p>
        <text:p text:style-name="P3">Regsvr32 [/u] [/n] [/i[:cmdline]] <text:span text:style-name="Variable">&lt;dllname&gt;</text:span><text:line-break/><text:line-break/>/u - Unregister server <text:line-break/>/i - Call DllInstall passing it an optional [cmdline]; when it is used with /u, it calls dll uninstall <text:line-break/>/n - do not call DllRegisterServer; this option must be used with /i <text:line-break/>/s – Silent; display no message boxes</text:p>
        <text:p text:style-name="P3"><draw:a xlink:type="simple" xlink:href="https://support.microsoft.com/en-us/kb/249873#top"><draw:frame draw:style-name="fr1" draw:name="graphics8" text:anchor-type="as-char" svg:width="2.067cm" svg:height="1.069cm" draw:z-index="6"><draw:image xlink:href="https://az623152.vo.msecnd.net/library/images/support/en-us/uparrow.gif" xlink:type="simple" xlink:show="embed" xlink:actuate="onLoad"/><svg:title>Back to the top</svg:title></draw:frame></draw:a><text:a xlink:type="simple" xlink:href="https://support.microsoft.com/en-us/kb/249873#top">Back to the top</text:a> | <text:a xlink:type="simple" xlink:href="https://support.microsoft.com/en-us/kb/249873#survey">Give Feedback</text:a></text:p>
      </text:section>
      <text:h text:style-name="Heading_20_2" text:outline-level="2"><text:bookmark text:name="tocHeadRef5"/><draw:frame draw:style-name="fr2" draw:name="graphics9" text:anchor-type="as-char" svg:width="1.997cm" svg:height="0.998cm" draw:z-index="7"><draw:image xlink:href="https://support.microsoft.com/library/images/support/en-us/20x20_grey_minus.png" xlink:type="simple" xlink:show="embed" xlink:actuate="onLoad"/><svg:title>Collapse image</svg:title></draw:frame><text:a xlink:type="simple" xlink:href="javascript:void(0);">Common solutions for Regsvr32 errors</text:a></text:h>
      <text:section text:style-name="Sect1" text:name="MT3">
        <text:p text:style-name="P10">Try one of the following methods when you receive a Regsvr32 error:</text:p>
        <text:list xml:id="list28581700" text:style-name="L17">
          <text:list-item>
            <text:list>
              <text:list-item>
                <text:list>
                  <text:list-item>
                    <text:list>
                      <text:list-item>
                        <text:h text:style-name="P15" text:outline-level="4"><text:bookmark text:name="tocHeadRef6"/>Method 1: Re-run the Regsvr32 command from an elevated command prompt</text:h>
                      </text:list-item>
                    </text:list>
                  </text:list-item>
                </text:list>
              </text:list-item>
            </text:list>
            <text:p text:style-name="P12">To open an elevated command prompt, following these steps: </text:p>
            <text:list>
              <text:list-item>
                <text:list>
                  <text:list-item>
                    <text:list>
                      <text:list-item>
                        <text:list>
                          <text:list-header>
                            <text:h text:style-name="P17" text:outline-level="5"><text:bookmark text:name="tocHeadRef7"/>Windows 8.1 and Windows 8</text:h>
                          </text:list-header>
                        </text:list>
                      </text:list-item>
                    </text:list>
                  </text:list-item>
                </text:list>
              </text:list-item>
            </text:list>
            <text:p text:style-name="P12">Swipe in from the right edge of the screen, and then tap <text:span text:style-name="Strong_20_Emphasis">Search</text:span>. Or, if you are using a mouse, point to the lower-right corner of the screen, and then click <text:span text:style-name="Strong_20_Emphasis">Search</text:span>. Type Command Prompt in the <text:span text:style-name="Strong_20_Emphasis">Search</text:span> box, right-click <text:span text:style-name="Strong_20_Emphasis">Command Prompt</text:span>, and then click <text:span text:style-name="Strong_20_Emphasis">Run as administrator</text:span>. If you are prompted for an administrator password or for a confirmation, type the password, or click <text:span text:style-name="Strong_20_Emphasis">Allow</text:span>.</text:p>
            <text:list>
              <text:list-item>
                <text:list>
                  <text:list-item>
                    <text:list>
                      <text:list-item>
                        <text:list>
                          <text:list-header>
                            <text:h text:style-name="P17" text:outline-level="5"><text:bookmark text:name="tocHeadRef8"/><text:soft-page-break/>Windows 7 and Windows Vista</text:h>
                          </text:list-header>
                        </text:list>
                      </text:list-item>
                    </text:list>
                  </text:list-item>
                </text:list>
              </text:list-item>
            </text:list>
            <text:p text:style-name="P12">Click <text:span text:style-name="Strong_20_Emphasis">Start</text:span>, type Command Prompt or cmd in the <text:span text:style-name="Strong_20_Emphasis">Search</text:span> box, right-click <text:span text:style-name="Strong_20_Emphasis">Command Prompt</text:span>, and then click <text:span text:style-name="Strong_20_Emphasis">Run as administrator</text:span>. If you are prompted for an administrator password or for a confirmation, type the password, or click <text:span text:style-name="Strong_20_Emphasis">Allow</text:span>.</text:p>
            <text:list>
              <text:list-item>
                <text:list>
                  <text:list-item>
                    <text:list>
                      <text:list-item>
                        <text:list>
                          <text:list-header>
                            <text:h text:style-name="P17" text:outline-level="5"><text:bookmark text:name="tocHeadRef9"/>Windows XP</text:h>
                          </text:list-header>
                        </text:list>
                      </text:list-item>
                    </text:list>
                  </text:list-item>
                </text:list>
              </text:list-item>
            </text:list>
            <text:p text:style-name="P8">Log on with an administrator account or an account that has administrator permissions, and then open a Command Prompt window. </text:p>
            <text:list>
              <text:list-item>
                <text:list>
                  <text:list-item>
                    <text:list>
                      <text:list-item>
                        <text:h text:style-name="P15" text:outline-level="4"><text:bookmark text:name="tocHeadRef10"/>Method 2: Use the 32-bit version of Regsvr32 to register a 32-bit DLL on a 64-bit version of Windows</text:h>
                      </text:list-item>
                    </text:list>
                  </text:list-item>
                </text:list>
              </text:list-item>
            </text:list>
            <text:p text:style-name="P8">If you receive an error when registering a 32-bit DLL on a 64-bit version of Windows, follow these steps:</text:p>
            <text:list text:continue-numbering="true">
              <text:list-item>
                <text:p text:style-name="P8">Open an elevated command prompt.</text:p>
              </text:list-item>
              <text:list-item>
                <text:p text:style-name="P8">If the 32-bit DLL is in the %systemroot%\System32 folder, move it to the %systemroot%\SysWoW64 folder. </text:p>
              </text:list-item>
              <text:list-item>
                <text:p text:style-name="P12">Run the following command:</text:p>
                <text:p text:style-name="P16"><text:span text:style-name="Source_20_Text">%systemroot%\SysWoW64\regsvr32 </text:span><text:span text:style-name="Source_20_Text"><text:span text:style-name="Variable">&lt;full path of the DLL&gt;</text:span></text:span></text:p>
              </text:list-item>
            </text:list>
          </text:list-item>
        </text:list>
        <text:p text:style-name="P5"><draw:a xlink:type="simple" xlink:href="https://support.microsoft.com/en-us/kb/249873#top"><draw:frame draw:style-name="fr1" draw:name="graphics10" text:anchor-type="as-char" svg:width="2.067cm" svg:height="1.069cm" draw:z-index="8"><draw:image xlink:href="https://az623152.vo.msecnd.net/library/images/support/en-us/uparrow.gif" xlink:type="simple" xlink:show="embed" xlink:actuate="onLoad"/><svg:title>Back to the top</svg:title></draw:frame></draw:a><text:a xlink:type="simple" xlink:href="https://support.microsoft.com/en-us/kb/249873#top">Back to the top</text:a> | <text:a xlink:type="simple" xlink:href="https://support.microsoft.com/en-us/kb/249873#survey">Give Feedback</text:a></text:p>
      </text:section>
      <text:h text:style-name="Heading_20_2" text:outline-level="2"><text:bookmark text:name="tocHeadRef11"/><draw:frame draw:style-name="fr2" draw:name="graphics11" text:anchor-type="as-char" svg:width="1.997cm" svg:height="0.998cm" draw:z-index="9"><draw:image xlink:href="https://support.microsoft.com/library/images/support/en-us/20x20_grey_minus.png" xlink:type="simple" xlink:show="embed" xlink:actuate="onLoad"/><svg:title>Collapse image</svg:title></draw:frame><text:a xlink:type="simple" xlink:href="javascript:void(0);">Regsvr32 error messages</text:a></text:h>
      <text:section text:style-name="Sect1" text:name="MT4">
        <text:h text:style-name="P14" text:outline-level="4"><text:bookmark text:name="tocHeadRef12"/><draw:a xlink:type="simple" xlink:href="javascript:;"><draw:frame draw:style-name="fr1" draw:name="graphics12" text:anchor-type="as-char" svg:width="0.6cm" svg:height="0.6cm" draw:z-index="10"><draw:image xlink:href="https://support.microsoft.com/library/images/support/en-us/20x20_grey_minus.png" xlink:type="simple" xlink:show="embed" xlink:actuate="onLoad"/></draw:frame></draw:a><text:a xlink:type="simple" xlink:href="javascript:;">Regsvr32 error messages in Windows Vista and later versions of Windows</text:a></text:h>
        <text:p text:style-name="P9">The following table contains RegSvr32 error messages and possible causes: </text:p>
        <text:section text:style-name="Sect1" text:name="MT5">
          <text:p text:style-name="P4"/>
        </text:section>
        <text:p text:style-name="P1"><text:bookmark text:name="MT6"/></text:p>
        <table:table table:name="Table1" table:style-name="Table1">
          <table:table-column table:style-name="Table1.A"/>
          <table:table-column table:style-name="Table1.B"/>
          <table:table-row>
            <table:table-cell table:style-name="Table1.A1" office:value-type="string">
              <text:p text:style-name="Table_20_Heading">Error message</text:p>
            </table:table-cell>
            <table:table-cell table:style-name="Table1.A1" office:value-type="string">
              <text:p text:style-name="Table_20_Heading">Cause</text:p>
            </table:table-cell>
          </table:table-row>
          <table:table-row>
            <table:table-cell table:style-name="Table1.A1" office:value-type="string">
              <text:p text:style-name="Table_20_Contents">The command-flag ""%1"" is not valid. Please review the command usage and try again.</text:p>
            </table:table-cell>
            <table:table-cell table:style-name="Table1.A1" office:value-type="string">
              <text:p text:style-name="Table_20_Contents">An invalid combination of options was passed in the command line to regsvr32.exe.</text:p>
            </table:table-cell>
          </table:table-row>
          <table:table-row>
            <table:table-cell table:style-name="Table1.A1" office:value-type="string">
              <text:p text:style-name="Table_20_Contents">This command is only valid if a Microsoft Visual Studio OLE Activex Control project is opened.</text:p>
            </table:table-cell>
            <table:table-cell table:style-name="Table1.A1" office:value-type="string">
              <text:p text:style-name="Table_20_Contents">Regsvr32.exe was invoked by Visual Studio but no modules were specified in the command line.</text:p>
            </table:table-cell>
          </table:table-row>
          <table:table-row>
            <table:table-cell table:style-name="Table1.A1" office:value-type="string">
              <text:p text:style-name="Table_20_Contents">To register a module, you must provide a binary name.</text:p>
            </table:table-cell>
            <table:table-cell table:style-name="Table1.A1" office:value-type="string">
              <text:p text:style-name="Table_20_Contents">Regsvr32.exe was invoked without specifying any modules in the command line.</text:p>
            </table:table-cell>
          </table:table-row>
          <table:table-row>
            <table:table-cell table:style-name="Table1.A1" office:value-type="string">
              <text:p text:style-name="Table_20_Contents">The command OleInitialize failed to run. Your computer might be low on memory. Close any open programs and then try again.</text:p>
            </table:table-cell>
            <table:table-cell table:style-name="Table1.A1" office:value-type="string">
              <text:p text:style-name="Table_20_Contents">Regsvr32 must initialize the COM library before it can call needed COM library functions and uninitialize the library when it shuts down. These error messages occur if an attempt to initialize or uninitialize the COM library is unsuccessful.</text:p>
            </table:table-cell>
          </table:table-row>
          <table:table-row>
            <table:table-cell table:style-name="Table1.A1" office:value-type="string">
              <text:p text:style-name="Table_20_Contents">The module ""%1"" failed to load.\n\n Make sure the binary is stored at the specified path or debug it to check for problems with the binary or dependent .DLL files.\n\n%2.</text:p>
            </table:table-cell>
            <table:table-cell table:style-name="Table1.A1" office:value-type="string">
              <text:p text:style-name="Table_20_Contents">There was an error in loading a module that was specified in the command line. The error text is displayed as part of the message. </text:p>
            </table:table-cell>
          </table:table-row>
          <text:soft-page-break/>
          <table:table-row>
            <table:table-cell table:style-name="Table1.A1" office:value-type="string">
              <text:p text:style-name="Table_20_Contents">The module ""%1"" was loaded but the entry-point %2 was not found.\n\nMake sure that ""%1"" is a valid DLL or OCX file and then try again</text:p>
            </table:table-cell>
            <table:table-cell table:style-name="Table1.A1" office:value-type="string">
              <text:p text:style-name="Table_20_Contents">Regsvr32.exe was unable to find the required entry point in the module specified in the command line. This can occur if the entry points are not exported correctly from the module or if the module is not a .DLL or .OCX file.</text:p>
            </table:table-cell>
          </table:table-row>
          <table:table-row>
            <table:table-cell table:style-name="Table1.A1" office:value-type="string">
              <text:p text:style-name="Table_20_Contents">The module ""%1"" was loaded but the call to %2 failed with error code %3.\n\nFor more information about this problem, search online using the error code as a search term.</text:p>
            </table:table-cell>
            <table:table-cell table:style-name="Table1.A1" office:value-type="string">
              <text:p text:style-name="Table_20_Contents">There was an error when regsvr32.exe invoked the entry point in the module specified in the command line. The error code is displayed as part of the message.</text:p>
            </table:table-cell>
          </table:table-row>
          <table:table-row>
            <table:table-cell table:style-name="Table1.A1" office:value-type="string">
              <text:p text:style-name="Table_20_Contents">The module ""%1"" may not compatible with the version of Windows that you're running. Check if the module is compatible with an x86 (32-bit) or x64 (64-bit) version of regsvr32.exe.</text:p>
            </table:table-cell>
            <table:table-cell table:style-name="Table1.A1" office:value-type="string">
              <text:p text:style-name="Table_20_Contents">This error can occur, for example, if regsvr32.exe is run on an x86 computer and the module specified in the command line is a 64-bit module. </text:p>
            </table:table-cell>
          </table:table-row>
        </table:table>
        <text:h text:style-name="P14" text:outline-level="4"><text:bookmark text:name="tocHeadRef13"/><draw:a xlink:type="simple" xlink:href="javascript:;"><draw:frame draw:style-name="fr1" draw:name="graphics13" text:anchor-type="as-char" svg:width="0.6cm" svg:height="0.6cm" draw:z-index="11"><draw:image xlink:href="https://support.microsoft.com/library/images/support/en-us/20x20_grey_minus.png" xlink:type="simple" xlink:show="embed" xlink:actuate="onLoad"/></draw:frame></draw:a><text:a xlink:type="simple" xlink:href="javascript:;">Regsvr32.exe error messages in Windows XP</text:a></text:h>
        <text:p text:style-name="P9">The following table contains RegSvr32 error messages and possible causes: </text:p>
        <text:section text:style-name="Sect1" text:name="MT7">
          <text:p text:style-name="P4"/>
        </text:section>
        <text:p text:style-name="P1"><text:bookmark text:name="MT8"/></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Error message</text:p>
            </table:table-cell>
            <table:table-cell table:style-name="Table2.A1" office:value-type="string">
              <text:p text:style-name="Table_20_Heading">Cause</text:p>
            </table:table-cell>
            <table:table-cell table:style-name="Table2.C1" office:value-type="string">
              <text:p text:style-name="P13"/>
            </table:table-cell>
          </table:table-row>
          <table:table-row>
            <table:table-cell table:style-name="Table2.A1" office:value-type="string">
              <text:p text:style-name="Table_20_Contents">Unrecognized flag: /invalid_flag</text:p>
            </table:table-cell>
            <table:table-cell table:style-name="Table2.A1" office:value-type="string">
              <text:p text:style-name="Table_20_Contents">You typed an invalid combination of flags or switches.</text:p>
            </table:table-cell>
            <table:table-cell table:style-name="Table2.C1" office:value-type="string">
              <text:p text:style-name="P13"/>
            </table:table-cell>
          </table:table-row>
          <table:table-row>
            <table:table-cell table:style-name="Table2.A1" office:value-type="string">
              <text:p text:style-name="Table_20_Contents">No DLL name specified.</text:p>
            </table:table-cell>
            <table:table-cell table:style-name="Table2.A1" office:value-type="string">
              <text:p text:style-name="Table_20_Contents">You did not include a .dll file name.</text:p>
            </table:table-cell>
            <table:table-cell table:style-name="Table2.C1" office:value-type="string">
              <text:p text:style-name="P13"/>
            </table:table-cell>
          </table:table-row>
          <table:table-row>
            <table:table-cell table:style-name="Table2.A1" office:value-type="string">
              <text:p text:style-name="Table_20_Contents"><text:span text:style-name="T2">Dll_Name</text:span> was loaded, but the DllRegisterServer or DllUnregisterServer entry point was not found.</text:p>
            </table:table-cell>
            <table:table-cell table:style-name="Table2.A1" office:value-type="string">
              <text:p text:style-name="Table_20_Contents">The specified Dll name is not a .dll or .ocx file. For example, typing regsvr32 wjview.exe generates this error message.</text:p>
            </table:table-cell>
            <table:table-cell table:style-name="Table2.C1" office:value-type="string">
              <text:p text:style-name="P13"/>
            </table:table-cell>
          </table:table-row>
          <table:table-row>
            <table:table-cell table:style-name="Table2.A1" office:value-type="string">
              <text:p text:style-name="Table_20_Contents"><text:span text:style-name="T2">Dll_Name</text:span> is not an executable file and no registration helper is registered for this file type.</text:p>
            </table:table-cell>
            <table:table-cell table:style-name="Table2.A1" office:value-type="string">
              <text:p text:style-name="Table_20_Contents">The specified Dll name is not an executable file (.exe, .dll, or .ocx). For example, typing regsvr32 autoexec.bat generates this error message.</text:p>
            </table:table-cell>
            <table:table-cell table:style-name="Table2.C1" office:value-type="string">
              <text:p text:style-name="P13"/>
            </table:table-cell>
          </table:table-row>
          <table:table-row>
            <table:table-cell table:style-name="Table2.A1" office:value-type="string">
              <text:p text:style-name="Table_20_Contents"><text:span text:style-name="T2">Dll_Name</text:span> is not self-registerable or a corrupted version is in memory.</text:p>
            </table:table-cell>
            <table:table-cell table:style-name="Table2.A1" office:value-type="string">
              <text:p text:style-name="Table_20_Contents">For example, typing regsvr32 icwdial.dll returns this error message because the Icwdial.dll file is not self-registerable. If you suspect a corrupted version of Dllname is in memory, try restarting your computer or re-extract the original version of the file.</text:p>
            </table:table-cell>
            <table:table-cell table:style-name="Table2.C1" office:value-type="string">
              <text:p text:style-name="P13"/>
            </table:table-cell>
          </table:table-row>
          <table:table-row>
            <table:table-cell table:style-name="Table2.A1" office:value-type="string">
              <text:p text:style-name="Table_20_Contents">OleInitialize failed (or OleUninitialize failed)</text:p>
            </table:table-cell>
            <table:table-cell table:style-name="Table2.A1" office:value-type="string">
              <text:p text:style-name="Table_20_Contents">Regsvr32 must initialize the COM library before it can call needed COM library functions and uninitialize the library when it shuts down. These error messages occur if an attempt to initialize or uninitialize the COM library is unsuccessful. For example, the Ole32.dll file may be corrupted or may be the wrong version.</text:p>
            </table:table-cell>
            <table:table-cell table:style-name="Table2.C1" office:value-type="string">
              <text:p text:style-name="P13"/>
            </table:table-cell>
          </table:table-row>
          <table:table-row>
            <table:table-cell table:style-name="Table2.A1" office:value-type="string">
              <text:p text:style-name="Table_20_Contents">LoadLibrary("<text:span text:style-name="T2">Dll_Name</text:span>") failed. GetlastError returns 0x00000485</text:p>
            </table:table-cell>
            <table:table-cell table:style-name="Table2.A1" office:value-type="string">
              <text:p text:style-name="Table_20_Contents">From Winerror.h, 0x00000485 = 1157 (ERROR_DLL_NOT_FOUND). This means "One of the library files that are needed to run this application cannot be found." For example, typing <text:span text:style-name="T1">regsvr32 missing.dll</text:span> returns this error message if the Missing.dll file is not found.</text:p>
            </table:table-cell>
            <table:table-cell table:style-name="Table2.C1" office:value-type="string">
              <text:p text:style-name="P13"/>
            </table:table-cell>
          </table:table-row>
          <text:soft-page-break/>
          <table:table-row>
            <table:table-cell table:style-name="Table2.A1" office:value-type="string">
              <text:p text:style-name="Table_20_Contents">LoadLibrary("<text:span text:style-name="T2">Dll_Name</text:span>") failed. GetLastError returns 0x00000002</text:p>
            </table:table-cell>
            <table:table-cell table:style-name="Table2.A1" office:value-type="string">
              <text:p text:style-name="Table_20_Contents">From Winerror.h, 0x00000002 = 2 (ERROR_FILE_NOT_FOUND). This means "The system cannot find the file specified." In other words, a dependent DLL was not found. For example, typing <text:span text:style-name="T1">regsvr32 icwdial.dll</text:span> with Tapi32.dll (a dependency) missing returns this error message.. </text:p>
            </table:table-cell>
            <table:table-cell table:style-name="Table2.C1" office:value-type="string">
              <text:p text:style-name="P13"/>
            </table:table-cell>
          </table:table-row>
          <table:table-row>
            <table:table-cell table:style-name="Table2.A1" office:value-type="string">
              <text:p text:style-name="Table_20_Contents">LoadLibrary("dskmaint.dll") failed. GetLastError returns 0x000001f</text:p>
            </table:table-cell>
            <table:table-cell table:style-name="Table2.A1" office:value-type="string">
              <text:p text:style-name="Table_20_Contents">From Winerror.h, 0x000001f = 31 (ERROR_GEN_FAILURE). This means "A device attached to the system is not functioning." This behavior can occur if you try to register a Win16 .dll file. For example, typing <text:span text:style-name="T1">regsvr32 dskmaint.dll</text:span> returns this error message.</text:p>
            </table:table-cell>
            <table:table-cell table:style-name="Table2.A1" office:value-type="string">
              <text:p text:style-name="P13"/>
            </table:table-cell>
          </table:table-row>
          <table:table-row>
            <table:table-cell table:style-name="Table2.A1" office:value-type="string">
              <text:p text:style-name="Table_20_Contents">DllRegisterServer (or DllUnregisterServer)in <text:span text:style-name="T2">Dll_Name</text:span> failed. Return code was: <text:span text:style-name="T2">string</text:span></text:p>
            </table:table-cell>
            <table:table-cell table:style-name="Table2.A1" office:value-type="string">
              <text:p text:style-name="Table_20_Contents">Search the Winerror.h file for the <text:span text:style-name="T2">string</text:span> that is specified in the message. </text:p>
            </table:table-cell>
            <table:table-cell table:style-name="Table2.C1" office:value-type="string">
              <text:p text:style-name="P13"/>
            </table:table-cell>
          </table:table-row>
        </table:table>
        <text:p text:style-name="P5"><draw:a xlink:type="simple" xlink:href="https://support.microsoft.com/en-us/kb/249873#top"><draw:frame draw:style-name="fr1" draw:name="graphics14" text:anchor-type="as-char" svg:width="2.067cm" svg:height="1.069cm" draw:z-index="12"><draw:image xlink:href="https://az623152.vo.msecnd.net/library/images/support/en-us/uparrow.gif" xlink:type="simple" xlink:show="embed" xlink:actuate="onLoad"/><svg:title>Back to the top</svg:title></draw:frame></draw: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Tahoma"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al Arundale</meta:initial-creator>
    <meta:creation-date>2015-05-01T08:37:25.46</meta:creation-date>
    <meta:document-statistic meta:table-count="2" meta:image-count="14" meta:object-count="0" meta:page-count="5" meta:paragraph-count="85" meta:word-count="1289" meta:character-count="8104"/>
    <dc:date>2015-05-01T08:45:32.04</dc:date>
    <dc:creator>Neal Arundale</dc:creator>
    <meta:editing-duration>PT00H08M06S</meta:editing-duration>
    <meta:editing-cycles>1</meta:editing-cycles>
    <meta:generator>OpenOffice.org/3.2$Win32 OpenOffice.org_project/320m12$Build-9483</meta:generator>
  </office:meta>
</office:document-meta>
</file>